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paragraph-properties fo:line-height="150%" style:writing-mode="lr-tb"/>
      <style:text-properties officeooo:paragraph-rsid="0007572e"/>
    </style:style>
    <style:style style:name="P2" style:family="paragraph" style:parent-style-name="Table_20_Contents">
      <style:paragraph-properties style:writing-mode="lr-tb"/>
      <style:text-properties officeooo:paragraph-rsid="0007572e"/>
    </style:style>
    <style:style style:name="P3" style:family="paragraph" style:parent-style-name="Table_20_Contents">
      <style:paragraph-properties style:writing-mode="lr-tb"/>
      <style:text-properties fo:font-size="11pt" fo:font-weight="bold" officeooo:paragraph-rsid="0007572e" style:font-size-asian="11pt" style:font-size-complex="11pt"/>
    </style:style>
    <style:style style:name="P4" style:family="paragraph" style:parent-style-name="Table_20_Contents">
      <style:paragraph-properties style:writing-mode="lr-tb"/>
      <style:text-properties fo:font-size="11pt" fo:font-weight="bold" officeooo:rsid="0007572e" officeooo:paragraph-rsid="0007572e" style:font-size-asian="11pt" style:font-size-complex="11pt"/>
    </style:style>
    <style:style style:name="P5" style:family="paragraph" style:parent-style-name="Table_20_Contents">
      <style:paragraph-properties style:writing-mode="lr-tb"/>
      <style:text-properties fo:font-size="11pt" officeooo:paragraph-rsid="0007572e" style:font-size-asian="11pt" style:font-size-complex="11pt"/>
    </style:style>
    <style:style style:name="P6" style:family="paragraph" style:parent-style-name="Table_20_Contents">
      <style:paragraph-properties fo:line-height="150%" style:writing-mode="lr-tb"/>
      <style:text-properties fo:font-size="11pt" officeooo:paragraph-rsid="0007572e" style:font-size-asian="11pt" style:font-size-complex="11pt"/>
    </style:style>
    <style:style style:name="P7" style:family="paragraph" style:parent-style-name="Table_20_Contents">
      <style:paragraph-properties fo:margin-top="0in" fo:margin-bottom="0.1965in" style:contextual-spacing="false" fo:line-height="150%" style:writing-mode="lr-tb"/>
      <style:text-properties fo:font-size="11pt" officeooo:paragraph-rsid="0007572e" style:font-size-asian="11pt" style:font-size-complex="11pt"/>
    </style:style>
    <style:style style:name="T1" style:family="text">
      <style:text-properties fo:font-size="10.5pt"/>
    </style:style>
    <style:style style:name="T2" style:family="text">
      <style:text-properties fo:font-size="10.5pt" officeooo:rsid="00136c82"/>
    </style:style>
    <style:style style:name="T3" style:family="text">
      <style:text-properties fo:font-size="10.5pt" fo:font-style="italic" officeooo:rsid="0012cd40" style:font-style-asian="italic" style:font-style-complex="italic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officeooo:rsid="00136c82" style:font-size-asian="10.5pt" style:font-size-complex="10.5pt"/>
    </style:style>
    <style:style style:name="T6" style:family="text">
      <style:text-properties fo:color="#006000"/>
    </style:style>
    <style:style style:name="T7" style:family="text">
      <style:text-properties fo:color="#006000" fo:font-size="10.5pt"/>
    </style:style>
    <style:style style:name="T8" style:family="text">
      <style:text-properties fo:color="#006000" fo:font-size="10.5pt" style:font-size-asian="10.5pt" style:font-size-complex="10.5pt"/>
    </style:style>
    <style:style style:name="T9" style:family="text">
      <style:text-properties fo:color="#006000" fo:font-size="11pt" style:font-size-asian="11pt" style:font-size-complex="11pt"/>
    </style:style>
    <style:style style:name="T10" style:family="text">
      <style:text-properties fo:color="#8a8c50" fo:font-size="10.5pt" style:text-underline-style="solid" style:text-underline-width="auto" style:text-underline-color="font-color"/>
    </style:style>
    <style:style style:name="T11" style:family="text">
      <style:text-properties fo:color="#8a8c50" style:text-underline-style="solid" style:text-underline-width="auto" style:text-underline-color="font-color"/>
    </style:style>
    <style:style style:name="T12" style:family="text">
      <style:text-properties fo:font-style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2cd40" style:font-style-asian="italic" style:font-style-complex="italic"/>
    </style:style>
    <style:style style:name="T15" style:family="text">
      <style:text-properties fo:font-style="italic" officeooo:rsid="00136c82" style:font-style-asian="italic" style:font-style-complex="italic"/>
    </style:style>
    <style:style style:name="T16" style:family="text">
      <style:text-properties officeooo:rsid="0012cd40"/>
    </style:style>
    <style:style style:name="T17" style:family="text">
      <style:text-properties officeooo:rsid="0014be20"/>
    </style:style>
    <style:style style:name="T18" style:family="text">
      <style:text-properties fo:font-weight="bold"/>
    </style:style>
    <style:style style:name="T19" style:family="text">
      <style:text-properties officeooo:rsid="00136c82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1pt" officeooo:rsid="00136c82" style:font-size-asian="11pt" style:font-size-complex="11pt"/>
    </style:style>
    <style:style style:name="T22" style:family="text">
      <style:text-properties fo:font-size="11pt" fo:font-style="italic" officeooo:rsid="00136c82" style:font-size-asian="11pt" style:font-style-asian="italic" style:font-size-complex="11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omework 1</text:p>
      <text:p text:style-name="P4">Sophie</text:p>
      <text:p text:style-name="P4"/>
      <text:p text:style-name="P3">Part One: Linux</text:p>
      <text:p text:style-name="P5"/>
      <text:p text:style-name="P7">a) At the Linux prompt, I can always find out what directory I am in by typing <text:span text:style-name="T14">pwd</text:span><text:line-break/>b) No matter where I am, I can cd to my home directory by typing <text:span text:style-name="T14">cd</text:span><text:line-break/>c) The command to list the contents of the current directory is <text:span text:style-name="T14">ls</text:span></text:p>
      <text:p text:style-name="P5"/>
      <text:p text:style-name="P3">Part Two: Python</text:p>
      <text:p text:style-name="P5"/>
      <text:p text:style-name="P6">a) Fill in the blanks in the following sentences:<text:line-break/><text:tab/>In <text:span text:style-name="T14">interactive</text:span><text:span text:style-name="T16"> </text:span>mode you type commands at the Python prompt; in <text:span text:style-name="T14">script</text:span> mode the interpreter reads code from a file.</text:p>
      <text:p text:style-name="P6"><text:span text:style-name="T14"><text:tab/>Semantic</text:span> errors are often hard to find because you don't get any error messages.<text:line-break/><text:line-break/>b) Start the Python interpreter and use it as a calculator. If you run a 10 kilometer race in 43 minutes 30 seconds, what is your average pace (time in minutes and seconds per mile)? What is your average speed in miles per hour? Hint: there are 1.61 kilometers in a mile.<text:line-break/><text:line-break/>Pace:<text:span text:style-name="T17"> 7min/mile</text:span></text:p>
      <text:p text:style-name="P5">speed: <text:span text:style-name="T17">8.6 mph</text:span><text:line-break/><text:line-break/><text:line-break/><text:span text:style-name="T18">Part Three: Git</text:span></text:p>
      <text:p text:style-name="P5"/>
      <text:p text:style-name="P6">a) A<text:span text:style-name="T13"> </text:span><text:span text:style-name="T15">repository</text:span><text:span text:style-name="T19"> </text:span>is a collection of files, so it is like a directory (or folder).  But unlike most directories, it keeps track of its entire revision history.</text:p>
      <text:p text:style-name="P1"><text:span text:style-name="T20">b) To get help with the Git command </text:span><text:span text:style-name="Source_20_Text"><text:span text:style-name="T9">commit</text:span></text:span><text:span text:style-name="T20">, you would type the following on the command line:<text:line-break/></text:span><text:span text:style-name="T22">git help comm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DejaVu Sans Mono" style:font-name-asian="DejaVu Sans Mono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</meta:initial-creator>
    <meta:creation-date>2014-01-23T17:49:25.079724673</meta:creation-date>
    <dc:date>2014-01-23T17:56:12.465104239</dc:date>
    <dc:creator>Sophie </dc:creator>
    <meta:editing-duration>PT5M22S</meta:editing-duration>
    <meta:editing-cycles>2</meta:editing-cycles>
    <meta:generator>LibreOffice/4.1.2.3$Linux_X86_64 LibreOffice_project/410m0$Build-3</meta:generator>
    <meta:document-statistic meta:table-count="0" meta:image-count="0" meta:object-count="0" meta:page-count="1" meta:paragraph-count="10" meta:word-count="208" meta:character-count="1098" meta:non-whitespace-character-count="893"/>
  </office:meta>
</office:document-meta>
</file>